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d55c" officeooo:paragraph-rsid="0010d55c"/>
    </style:style>
    <style:style style:name="P2" style:family="paragraph" style:parent-style-name="Standard">
      <style:text-properties officeooo:rsid="001248e0" officeooo:paragraph-rsid="001248e0"/>
    </style:style>
    <style:style style:name="P3" style:family="paragraph" style:parent-style-name="Standard">
      <style:paragraph-properties fo:text-align="center" style:justify-single-word="false"/>
      <style:text-properties fo:font-size="24pt" fo:font-weight="bold" officeooo:rsid="0010d55c" officeooo:paragraph-rsid="0010d55c" style:font-size-asian="24pt" style:font-weight-asian="bold" style:font-size-complex="24pt" style:font-weight-complex="bold"/>
    </style:style>
    <style:style style:name="P4" style:family="paragraph" style:parent-style-name="Standard">
      <style:text-properties fo:color="#dc2300" fo:font-size="16pt" officeooo:rsid="0010d55c" officeooo:paragraph-rsid="0010d55c" style:font-size-asian="16pt" style:font-size-complex="16pt"/>
    </style:style>
    <style:style style:name="P5" style:family="paragraph" style:parent-style-name="Standard">
      <style:text-properties fo:color="#0000ff" fo:font-size="14pt" officeooo:rsid="001248e0" officeooo:paragraph-rsid="001248e0" style:font-size-asian="14pt" style:font-size-complex="14pt"/>
    </style:style>
    <style:style style:name="P6" style:family="paragraph" style:parent-style-name="Standard">
      <style:text-properties fo:color="#0000ff" fo:font-size="14pt" officeooo:rsid="00179611" officeooo:paragraph-rsid="00179611" style:font-size-asian="14pt" style:font-size-complex="14pt"/>
    </style:style>
    <style:style style:name="P7" style:family="paragraph" style:parent-style-name="Standard">
      <style:paragraph-properties fo:text-align="start" style:justify-single-word="false"/>
      <style:text-properties fo:color="#0000ff" fo:font-size="14pt" officeooo:rsid="00179611" officeooo:paragraph-rsid="00179611" style:font-size-asian="14pt" style:font-size-complex="14pt"/>
    </style:style>
    <style:style style:name="P8" style:family="paragraph" style:parent-style-name="Standard">
      <style:text-properties fo:color="#0000ff" fo:font-size="14pt" officeooo:rsid="0019cac0" officeooo:paragraph-rsid="0019cac0" style:font-size-asian="14pt" style:font-size-complex="14pt"/>
    </style:style>
    <style:style style:name="P9" style:family="paragraph" style:parent-style-name="Standard">
      <style:text-properties fo:color="#0000ff" fo:font-size="14pt" officeooo:rsid="00126ec4" officeooo:paragraph-rsid="00126ec4" style:font-size-asian="12.25pt" style:font-size-complex="14pt"/>
    </style:style>
    <style:style style:name="P10" style:family="paragraph" style:parent-style-name="Standard">
      <style:text-properties fo:color="#0000ff" fo:font-size="14pt" officeooo:rsid="00126ec4" officeooo:paragraph-rsid="00138c8f" style:font-size-asian="12.25pt" style:font-size-complex="14pt"/>
    </style:style>
    <style:style style:name="P11" style:family="paragraph" style:parent-style-name="Standard">
      <style:paragraph-properties fo:text-align="center" style:justify-single-word="false"/>
      <style:text-properties fo:color="#0000ff" officeooo:rsid="00179611" officeooo:paragraph-rsid="00179611"/>
    </style:style>
    <style:style style:name="P12" style:family="paragraph" style:parent-style-name="Standard">
      <style:paragraph-properties fo:text-align="start" style:justify-single-word="false"/>
      <style:text-properties fo:color="#0000ff" officeooo:rsid="00179611" officeooo:paragraph-rsid="00179611"/>
    </style:style>
    <style:style style:name="P13" style:family="paragraph" style:parent-style-name="Standard">
      <style:text-properties fo:color="#000000" officeooo:rsid="001248e0" officeooo:paragraph-rsid="001248e0"/>
    </style:style>
    <style:style style:name="P14" style:family="paragraph" style:parent-style-name="Standard">
      <style:text-properties fo:color="#000000" officeooo:rsid="0010d55c" officeooo:paragraph-rsid="0010d55c"/>
    </style:style>
    <style:style style:name="P15" style:family="paragraph" style:parent-style-name="Standard">
      <style:text-properties fo:color="#000000" officeooo:rsid="00126530" officeooo:paragraph-rsid="00126530"/>
    </style:style>
    <style:style style:name="P16" style:family="paragraph" style:parent-style-name="Standard">
      <style:text-properties fo:color="#000000" fo:font-size="12pt" officeooo:rsid="00126ec4" officeooo:paragraph-rsid="00126ec4" style:font-size-asian="10.5pt" style:font-size-complex="12pt"/>
    </style:style>
    <style:style style:name="P17" style:family="paragraph" style:parent-style-name="Standard">
      <style:paragraph-properties fo:text-align="center" style:justify-single-word="false"/>
      <style:text-properties fo:color="#000000" officeooo:rsid="00179611" officeooo:paragraph-rsid="00179611"/>
    </style:style>
    <style:style style:name="P18" style:family="paragraph" style:parent-style-name="Standard">
      <style:paragraph-properties fo:text-align="center" style:justify-single-word="false"/>
      <style:text-properties fo:color="#000000"/>
    </style:style>
    <style:style style:name="P19" style:family="paragraph" style:parent-style-name="Standard">
      <style:text-properties fo:color="#ff0000" fo:font-size="16pt" officeooo:rsid="00126530" officeooo:paragraph-rsid="00126530" style:font-size-asian="14pt" style:font-size-complex="16pt"/>
    </style:style>
    <style:style style:name="P20" style:family="paragraph" style:parent-style-name="Standard">
      <style:text-properties fo:color="#ff0000" fo:font-size="16pt" officeooo:rsid="00167250" officeooo:paragraph-rsid="00167250" style:font-size-asian="16pt" style:font-size-complex="16pt"/>
    </style:style>
    <style:style style:name="P21" style:family="paragraph" style:parent-style-name="Standard">
      <style:text-properties officeooo:rsid="00167250" officeooo:paragraph-rsid="00167250"/>
    </style:style>
    <style:style style:name="P22" style:family="paragraph" style:parent-style-name="Standard" style:list-style-name="L1">
      <style:text-properties officeooo:rsid="0010d55c" officeooo:paragraph-rsid="0010d55c"/>
    </style:style>
    <style:style style:name="P23" style:family="paragraph" style:parent-style-name="Standard" style:list-style-name="L3">
      <style:text-properties officeooo:rsid="0010d55c" officeooo:paragraph-rsid="0010d55c"/>
    </style:style>
    <style:style style:name="P24" style:family="paragraph" style:parent-style-name="Standard" style:list-style-name="L5">
      <style:text-properties officeooo:rsid="0010d55c" officeooo:paragraph-rsid="0010d55c"/>
    </style:style>
    <style:style style:name="P25" style:family="paragraph" style:parent-style-name="Standard" style:list-style-name="L1">
      <style:text-properties officeooo:rsid="00179611" officeooo:paragraph-rsid="00179611"/>
    </style:style>
    <style:style style:name="P26" style:family="paragraph" style:parent-style-name="Standard">
      <style:paragraph-properties fo:text-align="center" style:justify-single-word="false"/>
      <style:text-properties fo:color="#000000" officeooo:rsid="00179611" officeooo:paragraph-rsid="00179611"/>
    </style:style>
    <style:style style:name="P27" style:family="paragraph" style:parent-style-name="Standard">
      <style:paragraph-properties fo:text-align="start" style:justify-single-word="false"/>
      <style:text-properties fo:color="#000000" officeooo:rsid="00179611" officeooo:paragraph-rsid="00179611"/>
    </style:style>
    <style:style style:name="P28" style:family="paragraph" style:parent-style-name="Standard" style:list-style-name="L2">
      <style:text-properties fo:color="#000000" officeooo:rsid="00126530" officeooo:paragraph-rsid="00126530"/>
    </style:style>
    <style:style style:name="P29" style:family="paragraph" style:parent-style-name="Standard" style:list-style-name="L4">
      <style:text-properties fo:color="#000000" officeooo:rsid="001248e0" officeooo:paragraph-rsid="001248e0"/>
    </style:style>
    <style:style style:name="P30" style:family="paragraph" style:parent-style-name="Standard" style:list-style-name="L4">
      <style:text-properties fo:color="#000000" officeooo:rsid="0012a80a" officeooo:paragraph-rsid="0012a80a"/>
    </style:style>
    <style:style style:name="P31" style:family="paragraph" style:parent-style-name="Standard" style:list-style-name="L6">
      <style:text-properties officeooo:rsid="00167250" officeooo:paragraph-rsid="00167250"/>
    </style:style>
    <style:style style:name="P32" style:family="paragraph" style:parent-style-name="Standard" style:list-style-name="L7">
      <style:text-properties officeooo:rsid="00167250" officeooo:paragraph-rsid="00167250"/>
    </style:style>
    <style:style style:name="P33" style:family="paragraph" style:parent-style-name="Standard">
      <style:paragraph-properties fo:text-align="center" style:justify-single-word="false"/>
    </style:style>
    <style:style style:name="P34" style:family="paragraph" style:parent-style-name="Standard">
      <style:paragraph-properties fo:text-align="start" style:justify-single-word="false"/>
    </style:style>
    <style:style style:name="T1" style:family="text">
      <style:text-properties officeooo:rsid="001248e0"/>
    </style:style>
    <style:style style:name="T2" style:family="text">
      <style:text-properties fo:color="#0000ff"/>
    </style:style>
    <style:style style:name="T3" style:family="text">
      <style:text-properties fo:color="#0000ff" officeooo:rsid="0019cac0"/>
    </style:style>
    <style:style style:name="T4" style:family="text">
      <style:text-properties fo:color="#0000ff" officeooo:rsid="001b9f91"/>
    </style:style>
    <style:style style:name="T5" style:family="text">
      <style:text-properties fo:color="#000000"/>
    </style:style>
    <style:style style:name="T6" style:family="text">
      <style:text-properties fo:color="#000000" fo:font-size="12pt" style:font-size-asian="10.5pt" style:font-size-complex="12pt"/>
    </style:style>
    <style:style style:name="T7" style:family="text">
      <style:text-properties fo:color="#000000" fo:font-size="12pt" officeooo:rsid="00138c8f" style:font-size-asian="10.5pt" style:font-size-complex="12pt"/>
    </style:style>
    <style:style style:name="T8" style:family="text">
      <style:text-properties fo:color="#000000" officeooo:rsid="0019cac0"/>
    </style:style>
    <style:style style:name="T9" style:family="text">
      <style:text-properties fo:color="#000000" officeooo:rsid="001b9f91"/>
    </style:style>
    <style:style style:name="T10" style:family="text">
      <style:text-properties officeooo:rsid="00126530"/>
    </style:style>
    <style:style style:name="T11" style:family="text">
      <style:text-properties officeooo:rsid="0012a80a"/>
    </style:style>
    <style:style style:name="T12" style:family="text">
      <style:text-properties officeooo:rsid="00138c8f"/>
    </style:style>
    <style:style style:name="T13" style:family="text">
      <style:text-properties officeooo:rsid="0014f441"/>
    </style:style>
    <style:style style:name="T14" style:family="text">
      <style:text-properties officeooo:rsid="00167250"/>
    </style:style>
    <style:style style:name="T15" style:family="text">
      <style:text-properties officeooo:rsid="0017961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ameplay</text:p>
      <text:p text:style-name="P1"/>
      <text:p text:style-name="P4">Choix de combats :</text:p>
      <text:p text:style-name="P1"><text:tab/>Mobs se déplaçant sur la carte. <text:span text:style-name="T1">À l'intersection avec un monstre, on pourra demander au joueur s'il veut fuir ou accepter le combat (on peut faire accepter le combat via les paramètres)</text:span></text:p>
      <text:p text:style-name="P1"/>
      <text:p text:style-name="P4">Stat<text:span text:style-name="T1">istiques</text:span> :</text:p>
      <text:list xml:id="list5857587465612537505" text:style-name="L1">
        <text:list-item>
          <text:p text:style-name="P22">Vie</text:p>
        </text:list-item>
        <text:list-item>
          <text:p text:style-name="P22">Force</text:p>
        </text:list-item>
        <text:list-item>
          <text:p text:style-name="P22">Défense</text:p>
        </text:list-item>
        <text:list-item>
          <text:p text:style-name="P22">Vitesse</text:p>
        </text:list-item>
        <text:list-item>
          <text:p text:style-name="P22">Dextérité</text:p>
        </text:list-item>
        <text:list-item>
          <text:p text:style-name="P22">Magie</text:p>
        </text:list-item>
        <text:list-item>
          <text:p text:style-name="P22">Précision</text:p>
        </text:list-item>
        <text:list-item>
          <text:p text:style-name="P25">Technique</text:p>
        </text:list-item>
        <text:list-item>
          <text:p text:style-name="P22">Morale</text:p>
        </text:list-item>
        <text:list-item>
          <text:p text:style-name="P22">Fatigue</text:p>
        </text:list-item>
      </text:list>
      <text:p text:style-name="P1"/>
      <text:p text:style-name="P1"><text:tab/>La fatigue se calculera en fonction de la vie et du nombre de coups données lors d'un combat. Elle se calcule en pourcentage, et se <text:span text:style-name="T1">régénérera</text:span> à chaque « nuit ».</text:p>
      <text:p text:style-name="P1"/>
      <text:p text:style-name="P1"><text:tab/>La fatigue influencera l'esquive et la force ainsi que la vitesse.</text:p>
      <text:p text:style-name="P1"/>
      <text:p text:style-name="P1"><text:tab/>Le moral se calculera en fonction de la fatigue, mais aussi du nombre de monstres en face, du nombre de coups réussi<text:span text:style-name="T11">s</text:span> et raté<text:span text:style-name="T11">s</text:span>, du nombre de coups reçu. Elle se calcule en pourcentage et sera complète après chaque « nuit ». Le moral augmente un peu après chaque victoire, chaque monstre détruit, et diminuera fortement si un compagnon meurt.</text:p>
      <text:p text:style-name="P1">Le moral influencera la précision, la magie ainsi que la vitesse et la dextérité.</text:p>
      <text:p text:style-name="P1"/>
      <text:p text:style-name="P6">Fatigue :</text:p>
      <text:p text:style-name="P18"><draw:frame draw:style-name="fr1" draw:name="Objet6" text:anchor-type="as-char" svg:y="-2.013cm" svg:width="6.892cm" svg:height="2.432cm" draw:z-index="5"><draw:object xlink:href="./Object 6" xlink:type="simple" xlink:show="embed" xlink:actuate="onLoad"/><draw:image xlink:href="./ObjectReplacements/Object 6" xlink:type="simple" xlink:show="embed" xlink:actuate="onLoad"/></draw:frame></text:p>
      <text:p text:style-name="P11"><text:tab/><text:span text:style-name="T5">De </text:span><text:span text:style-name="T5"><draw:frame draw:style-name="fr1" draw:name="Objet1" text:anchor-type="as-char" svg:y="-0.661cm" svg:width="2.819cm" svg:height="1.081cm" draw:z-index="0"><draw:object xlink:href="./Object 1" xlink:type="simple" xlink:show="embed" xlink:actuate="onLoad"/><draw:image xlink:href="./ObjectReplacements/Object 1" xlink:type="simple" xlink:show="embed" xlink:actuate="onLoad"/></draw:frame></text:span><text:span text:style-name="T5"> pour trouver </text:span><text:span text:style-name="T5"><draw:frame draw:style-name="fr1" draw:name="Objet2" text:anchor-type="as-char" svg:y="-0.661cm" svg:width="2.545cm" svg:height="1.655cm" draw:z-index="1"><draw:object xlink:href="./Object 2" xlink:type="simple" xlink:show="embed" xlink:actuate="onLoad"/><draw:image xlink:href="./ObjectReplacements/Object 2" xlink:type="simple" xlink:show="embed" xlink:actuate="onLoad"/></draw:frame></text:span><text:span text:style-name="T5"> on a </text:span></text:p>
      <text:p text:style-name="P17"><draw:frame draw:style-name="fr1" draw:name="Objet3" text:anchor-type="as-char" svg:y="-0.661cm" svg:width="5.098cm" svg:height="1.078cm" draw:z-index="2"><draw:object xlink:href="./Object 3" xlink:type="simple" xlink:show="embed" xlink:actuate="onLoad"/><draw:image xlink:href="./ObjectReplacements/Object 3" xlink:type="simple" xlink:show="embed" xlink:actuate="onLoad"/></draw:frame></text:p>
      <text:p text:style-name="P17"/>
      <text:p text:style-name="P27">Le facteur va de 1 à 0,66 : on peut perdre jusqu'à 33 % de notre capacité d'attaque et de notre vitesse.</text:p>
      <text:p text:style-name="P17"/>
      <text:p text:style-name="P7">Dégât d'attaque :</text:p>
      <text:p text:style-name="P12"><text:soft-page-break/></text:p>
      <text:p text:style-name="P17"><draw:frame draw:style-name="fr1" draw:name="Objet4" text:anchor-type="as-char" svg:y="-0.72cm" svg:width="8.677cm" svg:height="1.134cm" draw:z-index="3"><draw:object xlink:href="./Object 4" xlink:type="simple" xlink:show="embed" xlink:actuate="onLoad"/><draw:image xlink:href="./ObjectReplacements/Object 4" xlink:type="simple" xlink:show="embed" xlink:actuate="onLoad"/></draw:frame></text:p>
      <text:p text:style-name="P1"/>
      <text:p text:style-name="P19">Classe<text:span text:style-name="T15">s</text:span> :</text:p>
      <text:p text:style-name="P14"><text:tab/><text:span text:style-name="T10">Voilà la liste des classes de personnages :</text:span></text:p>
      <text:list xml:id="list8637647546469332537" text:style-name="L2">
        <text:list-item>
          <text:p text:style-name="P28">Guerrier (épée)</text:p>
        </text:list-item>
        <text:list-item>
          <text:p text:style-name="P28"><text:span text:style-name="T15">Barbare</text:span> (masse/marteau/hache)</text:p>
        </text:list-item>
        <text:list-item>
          <text:p text:style-name="P28">Archer (arc)</text:p>
        </text:list-item>
        <text:list-item>
          <text:p text:style-name="P28">Mage Noir (sceptres)</text:p>
        </text:list-item>
        <text:list-item>
          <text:p text:style-name="P28">Mage Blanc (sceptres)</text:p>
        </text:list-item>
        <text:list-item>
          <text:p text:style-name="P28">Invocateur (sceptres)</text:p>
        </text:list-item>
        <text:list-item>
          <text:p text:style-name="P28">Tireur (pistolet, boomerang)</text:p>
        </text:list-item>
        <text:list-item>
          <text:p text:style-name="P28">Combattant (art martial)</text:p>
        </text:list-item>
        <text:list-item>
          <text:p text:style-name="P28">Chevalier (lance)</text:p>
        </text:list-item>
      </text:list>
      <text:p text:style-name="P15"/>
      <text:p text:style-name="P15"><text:tab/>Chaque personnages se verra attribuer des « points » de classe montrant sa maîtrise de la classe. Ainsi, on pourra supposer qu<text:span text:style-name="T11">'</text:span>un mage pourra être à l'aise avec une épée, s<text:span text:style-name="T11">'i</text:span>l a été guerrier avant. Bien entendu, il sera mieux avec un sceptre qu'une épée, mais un bonus épée pourra exister.</text:p>
      <text:p text:style-name="P1"/>
      <text:p text:style-name="P4">Phase de combats :</text:p>
      <text:p text:style-name="P4"/>
      <text:p text:style-name="P1"><text:tab/>Les combats se dérouleront au tour par tour. Les passages des personnages se dérouleront en fonction de leurs vitesses : il n'y a pas vraiment « de tour » dans le sens où chaque perso attaque une fois au cours d'un tour.</text:p>
      <text:p text:style-name="P1"/>
      <text:p text:style-name="P1"><text:tab/>Les menus du combats seront comme tel :</text:p>
      <text:list xml:id="list8018133146044191642" text:style-name="L3">
        <text:list-item>
          <text:p text:style-name="P23">Attaque</text:p>
        </text:list-item>
        <text:list-item>
          <text:p text:style-name="P23">Défense</text:p>
        </text:list-item>
        <text:list-item>
          <text:p text:style-name="P23">Magie</text:p>
        </text:list-item>
        <text:list-item>
          <text:p text:style-name="P23">Changer type d'armes</text:p>
        </text:list-item>
        <text:list-item>
          <text:p text:style-name="P23">Objets</text:p>
        </text:list-item>
        <text:list-item>
          <text:p text:style-name="P23">Attendre <text:span text:style-name="T14">que</text:span> « machin » attaque</text:p>
        </text:list-item>
      </text:list>
      <text:p text:style-name="P1"/>
      <text:p text:style-name="P1"><text:tab/>Les tours des personnages seront pré calculé et affiché à l'écran. Cet 'ordre' de passage peut être modifié au cours des combats du fait que la fatigue, le morale, où encore certaines attaques magiques influencent la vitesse.</text:p>
      <text:p text:style-name="P1"/>
      <text:p text:style-name="P1"><text:tab/>On assimilera une « barre » de progression pour chaque personnages. Le seuil où les personnages sont apte à attaquer est « 100 ». A chaque fois que la barre est remplie, le joueur pourra faire une action.</text:p>
      <text:p text:style-name="P1"/>
      <text:p text:style-name="P5">Attaque :</text:p>
      <text:p text:style-name="P2"><text:tab/>Chaque attaque « physique » se verra associé un jet d'attaque : c'est une action que le joueur doit faire (appuyer sur un bouton à un moment précis). Cette action pourra déterminer un bonus ou un <text:soft-page-break/>malus à l'attaque, suivant si l'action est plus ou moins réussi. Elle influencera aussi la présicion de l'attaque. Chaque jet d'attaque réussi pourra plus ou moins augmenter le moral (la fatigue elle continuera de baisser). Si elle est raté, le morale diminuera.</text:p>
      <text:p text:style-name="P2"/>
      <text:p text:style-name="P5">Défense :</text:p>
      <text:p text:style-name="P2"><text:tab/>Chaque attaque de l'ennemie « parable » se verra associé un jet d'esquive. Selon la réussi du jet d'esquive, l'esquive et la défense se verront associer un bonus ou un malus. Chaque attaque esquiver pourra augmenter le morale (mais la fatigue continuera de baisser).</text:p>
      <text:p text:style-name="P2"/>
      <text:p text:style-name="P5">Magie :</text:p>
      <text:p text:style-name="P2"><text:tab/>Chaque attaque magique se verra associer un type. On distingue deux catégories de magies : la magie noire et la magie blanche.</text:p>
      <text:p text:style-name="P2"/>
      <text:p text:style-name="P2"><text:tab/><text:span text:style-name="T2">Magie noire :</text:span></text:p>
      <text:p text:style-name="P2"><text:span text:style-name="T2"><text:tab/><text:tab/></text:span><text:span text:style-name="T5">La magie noire sera composé des sorts d'attaques ou d'altération d'état. Chaque sort aura un des types suivants :</text:span></text:p>
      <text:list xml:id="list6810273184030722905" text:style-name="L4">
        <text:list-item>
          <text:p text:style-name="P29">Feu</text:p>
        </text:list-item>
        <text:list-item>
          <text:p text:style-name="P29">Glace</text:p>
        </text:list-item>
        <text:list-item>
          <text:p text:style-name="P29">Foudre</text:p>
        </text:list-item>
        <text:list-item>
          <text:p text:style-name="P29">Eau</text:p>
        </text:list-item>
        <text:list-item>
          <text:p text:style-name="P30">Terre</text:p>
        </text:list-item>
        <text:list-item>
          <text:p text:style-name="P29">Vent</text:p>
        </text:list-item>
        <text:list-item>
          <text:p text:style-name="P29">Ténèbres (altération d'état par exemple)</text:p>
        </text:list-item>
      </text:list>
      <text:p text:style-name="P13"/>
      <text:p text:style-name="P2"><text:span text:style-name="T5"><text:tab/></text:span><text:span text:style-name="T2">Magie blanche :</text:span></text:p>
      <text:p text:style-name="P13"><text:tab/><text:tab/>La magie blanche elle aura comme type.... Magie blanche. Elle pourra soigner les bless<text:span text:style-name="T12">és</text:span> (augmenter la vie, guérir des altérations d'état), mais aussi augmenter les statistiques des coéquipiers comme la fatigue, le morale, la défense ou encore l'attaque par exemple. <text:span text:style-name="T12">Efficace contre les morts-vivants</text:span></text:p>
      <text:p text:style-name="P1"/>
      <text:p text:style-name="P5">Type d'arme :</text:p>
      <text:p text:style-name="P1"><text:tab/>Le type d'arme est essentiel pour attaquer certaines espèces de monstres. Un marteau ou une épée ne pourra jamais toucher un oiseau par exemple. On <text:span text:style-name="T1">définira</text:span> les types d'armes suivant :</text:p>
      <text:p text:style-name="P1"/>
      <text:list xml:id="list3197192231423187730" text:style-name="L5">
        <text:list-item>
          <text:p text:style-name="P24"><text:span text:style-name="T12">Armes a</text:span>érien<text:span text:style-name="T12">nes</text:span> (arc, pistolet, <text:span text:style-name="T1">boomerang, lance(skill nécessaire plus élevé</text:span>)<text:span text:style-name="T12">)</text:span></text:p>
        </text:list-item>
        <text:list-item>
          <text:p text:style-name="P24"><text:span text:style-name="T12">Armes légères t</text:span>errestres tranchant<text:span text:style-name="T12">es</text:span> (épée, lance, hache)<text:span text:style-name="T12">(plus rapide)</text:span></text:p>
        </text:list-item>
        <text:list-item>
          <text:p text:style-name="P24"><text:span text:style-name="T12">Armes lourdes t</text:span>errestres « <text:span text:style-name="T12">assommants » </text:span>(marteau, masse, <text:span text:style-name="T12">espadon, « bouclier »</text:span>)<text:span text:style-name="T12">(moins rapide)</text:span></text:p>
        </text:list-item>
      </text:list>
      <text:p text:style-name="P1"/>
      <text:p text:style-name="P1">Les objets <text:span text:style-name="T12">assommants</text:span> pourront « bris<text:span text:style-name="T12">er</text:span> » des ennemis (qui ne peuvent pas être tranché<text:span text:style-name="T12">s</text:span>), <text:span text:style-name="T1">tandis que les aériennes seront plus efficaces sur les monstres aériens par exemple. Le type d'arme influencera aussi l'attaque (selon sa classe) de la personne ainsi que sa vitesse.</text:span></text:p>
      <text:p text:style-name="P1"/>
      <text:p text:style-name="P2">À ce type on ajoutera des caractéristiques élémentaires, tel que ce<text:span text:style-name="T12">lles</text:span> vu<text:span text:style-name="T12">es</text:span> dans la rubrique magie.</text:p>
      <text:p text:style-name="P2"/>
      <text:p text:style-name="P8">Bonus :</text:p>
      <text:p text:style-name="P8"><text:soft-page-break/></text:p>
      <text:p text:style-name="Standard"><text:span text:style-name="T5"><text:tab/></text:span><text:span text:style-name="T2">A</text:span><text:span text:style-name="T3">rc</text:span><text:span text:style-name="T4">s</text:span><text:span text:style-name="T3">/</text:span><text:span text:style-name="T4">pistolets/boomerangs/lances</text:span><text:span text:style-name="T3"> : </text:span><text:span text:style-name="T8">On défini un rayon autour du centre du personnage (centre du sprite) normalement de 40 pixels.</text:span></text:p>
      <text:p text:style-name="P33"><text:span text:style-name="T8"><text:tab/></text:span><text:span text:style-name="T8"><draw:frame draw:style-name="fr1" draw:name="Objet5" text:anchor-type="as-char" svg:y="-1.224cm" svg:width="5.032cm" svg:height="1.644cm" draw:z-index="4"><draw:object xlink:href="./Object 5" xlink:type="simple" xlink:show="embed" xlink:actuate="onLoad"/><draw:image xlink:href="./ObjectReplacements/Object 5" xlink:type="simple" xlink:show="embed" xlink:actuate="onLoad"/></draw:frame></text:span></text:p>
      <text:p text:style-name="P33"><text:span text:style-name="T8"/></text:p>
      <text:p text:style-name="P34"><text:span text:style-name="T8"><text:tab/></text:span><text:span text:style-name="T4">Épées/Marteaux/Haches : </text:span><text:span text:style-name="T9">Chaque arme se verra un temps idéal qui doit être lever pour attaquer. L'utilisateur devra appuyer sur la touche action au moment pile où l'arme est en fonctionnement. Le temps maximal est de 2 fois le temps de monter de l'arme, (au bout de ce temps l'attaque s'effectuera).</text:span></text:p>
      <text:p text:style-name="P33"><text:span text:style-name="T9"><draw:frame draw:style-name="fr2" draw:name="Objet7" text:anchor-type="as-char" svg:y="-1.353cm" svg:width="8.089cm" svg:height="1.773cm" draw:z-index="6"><draw:object xlink:href="./Object 7" xlink:type="simple" xlink:show="embed" xlink:actuate="onLoad"/><draw:image xlink:href="./ObjectReplacements/Object 7" xlink:type="simple" xlink:show="embed" xlink:actuate="onLoad"/></draw:frame></text:span></text:p>
      <text:p text:style-name="P33"><text:span text:style-name="T9"/></text:p>
      <text:p text:style-name="P2"/>
      <text:p text:style-name="P9">Temps d'attente :</text:p>
      <text:p text:style-name="P10"><text:tab/><text:span text:style-name="T6">On peut, si c'est à notre tour d'attaquer, attendre que un coéquipier ou encore un ennemi est attaqu</text:span><text:span text:style-name="T7">é</text:span><text:span text:style-name="T6">. Attendre que un ennemie est attaqué peut être utile pour « parer » son attaque plus facilement (et attaquer juste après lui)</text:span></text:p>
      <text:p text:style-name="P16"><text:tab/>Pour les alliés, on pourra attendre son tour pour pouvoir faire une attaque « combo », une attaque composé d'une multitude d'actions. La force et <text:span text:style-name="T13">l</text:span>e nombre d'actions dépendra de jets d'attaques réussi.</text:p>
      <text:p text:style-name="P16"/>
      <text:p text:style-name="P16"/>
      <text:p text:style-name="P20">Objets :</text:p>
      <text:p text:style-name="P20"/>
      <text:p text:style-name="P20"><text:tab/><text:span text:style-name="T6">Il existe différent type d'objets :</text:span></text:p>
      <text:list xml:id="list8424241718260051351" text:style-name="L6">
        <text:list-item>
          <text:p text:style-name="P31">Attaques (vs perso)</text:p>
        </text:list-item>
        <text:list-item>
          <text:p text:style-name="P31">Soins (vs perso)</text:p>
        </text:list-item>
        <text:list-item>
          <text:p text:style-name="P31">Clés (pour l'histoire)</text:p>
        </text:list-item>
        <text:list-item>
          <text:p text:style-name="P31">Interactions (avec la carte)</text:p>
        </text:list-item>
      </text:list>
      <text:p text:style-name="P21"/>
      <text:p text:style-name="P21"><text:tab/>On comptera aussi les équipements :</text:p>
      <text:list xml:id="list1174044264887907955" text:style-name="L7">
        <text:list-item>
          <text:p text:style-name="P32">Armes (un type et des stats associés)</text:p>
        </text:list-item>
        <text:list-item>
          <text:p text:style-name="P32">Armures (un type et des stats associés)</text:p>
        </text:list-item>
        <text:list-item>
          <text:p text:style-name="P32">Casques (stats associés)</text:p>
        </text:list-item>
        <text:list-item>
          <text:p text:style-name="P32">Jambes (stats associés)</text:p>
        </text:list-item>
        <text:list-item>
          <text:p text:style-name="P32">Mains (stats associés)</text:p>
        </text:list-item>
      </text:list>
      <text:p text:style-name="P21"/>
      <text:p text:style-name="P21"><text:tab/>Les types des armes correspondent à leurs catégories : Épée, Arc, Pistolet, Masse / Marteau, Lance, Épée lourde / ha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0:57:44.296055936</meta:creation-date>
    <dc:date>2014-03-28T18:13:45.913393774</dc:date>
    <meta:editing-duration>PT15M30S</meta:editing-duration>
    <meta:editing-cycles>8</meta:editing-cycles>
    <meta:generator>LibreOffice/4.2.2.1$Linux_X86_64 LibreOffice_project/420m0$Build-1</meta:generator>
    <meta:document-statistic meta:table-count="0" meta:image-count="0" meta:object-count="7" meta:page-count="4" meta:paragraph-count="93" meta:word-count="1036" meta:character-count="5976" meta:non-whitespace-character-count="5040"/>
  </office:meta>
</office:document-meta>
</file>

<file path=Object 1/content.xml><?xml version="1.0" encoding="utf-8"?>
<math xmlns="http://www.w3.org/1998/Math/MathML" display="block">
  <semantics>
    <mrow>
      <mrow>
        <mn>1</mn>
        <mo stretchy="false">/</mo>
        <mrow>
          <mo fence="true" stretchy="false">(</mo>
          <mrow>
            <mrow>
              <mn>1</mn>
              <mo stretchy="false">+</mo>
              <mi>x</mi>
            </mrow>
          </mrow>
          <mo fence="true" stretchy="false">)</mo>
        </mrow>
        <mo stretchy="false">∗</mo>
        <mi>x</mi>
      </mrow>
      <mo stretchy="false">=</mo>
      <mfrac>
        <mn>2</mn>
        <mn>3</mn>
      </mfrac>
    </mrow>
    <annotation encoding="StarMath 5.0">1/( 1+x )*x = { 2 } over { 3 }</annotation>
  </semantics>
</math>
</file>

<file path=Object 2/content.xml><?xml version="1.0" encoding="utf-8"?>
<math xmlns="http://www.w3.org/1998/Math/MathML" display="block">
  <semantics>
    <mrow>
      <mi>x</mi>
      <mo stretchy="false">=</mo>
      <mfrac>
        <mn>2</mn>
        <mrow>
          <mrow>
            <mo fence="true" stretchy="false">(</mo>
            <mrow>
              <mrow>
                <mn>1</mn>
                <mo stretchy="false">−</mo>
                <mfrac>
                  <mn>2</mn>
                  <mn>3</mn>
                </mfrac>
              </mrow>
            </mrow>
            <mo fence="true" stretchy="false">)</mo>
          </mrow>
          <mo stretchy="false">∗</mo>
          <mn>3</mn>
        </mrow>
      </mfrac>
    </mrow>
    <annotation encoding="StarMath 5.0">x= { 2 } over { (1-{2} over {3})*3 }
</annotation>
  </semantics>
</math>
</file>

<file path=Object 3/content.xml><?xml version="1.0" encoding="utf-8"?>
<math xmlns="http://www.w3.org/1998/Math/MathML" display="block">
  <semantics>
    <mrow>
      <msub>
        <mi mathvariant="italic">Facteur</mi>
        <mi mathvariant="italic">fatigue</mi>
      </msub>
      <mo stretchy="false">=</mo>
      <mrow>
        <mfrac>
          <mn>1</mn>
          <mrow>
            <mi mathvariant="italic">fatigue</mi>
            <mo stretchy="false">+</mo>
            <mi>x</mi>
          </mrow>
        </mfrac>
        <mo stretchy="false">∗</mo>
        <mi>x</mi>
      </mrow>
    </mrow>
    <annotation encoding="StarMath 5.0">Facteur_fatigue = { 1 } over { fatigue + x } * x</annotation>
  </semantics>
</math>
</file>

<file path=Object 4/content.xml><?xml version="1.0" encoding="utf-8"?>
<math xmlns="http://www.w3.org/1998/Math/MathML" display="block">
  <semantics>
    <mrow>
      <mi mathvariant="italic">Dégât</mi>
      <mo stretchy="false">=</mo>
      <mrow>
        <mfrac>
          <msup>
            <mrow>
              <mo fence="true" stretchy="false">(</mo>
              <mrow>
                <mrow>
                  <mi mathvariant="italic">attaque</mi>
                  <mo stretchy="false">+</mo>
                  <mrow>
                    <mi mathvariant="italic">attaque</mi>
                    <mo stretchy="false">∗</mo>
                    <mi mathvariant="italic">bonus</mi>
                  </mrow>
                </mrow>
              </mrow>
              <mo fence="true" stretchy="false">)</mo>
            </mrow>
            <mn>2</mn>
          </msup>
          <mi mathvariant="italic">defense</mi>
        </mfrac>
        <mo stretchy="false">∗</mo>
        <msub>
          <mi mathvariant="italic">facteur</mi>
          <mi mathvariant="italic">fatigue</mi>
        </msub>
      </mrow>
    </mrow>
    <annotation encoding="StarMath 5.0">Dégât = {(attaque + attaque * bonus)}^2 over { defense } * facteur_fatigue</annotation>
  </semantics>
</math>
</file>

<file path=Object 5/content.xml><?xml version="1.0" encoding="utf-8"?>
<math xmlns="http://www.w3.org/1998/Math/MathML" display="block">
  <semantics>
    <mrow>
      <mi mathvariant="italic">bonus</mi>
      <mo stretchy="false">=</mo>
      <mfrac>
        <mrow>
          <mfrac>
            <mrow>
              <mi mathvariant="italic">rayon</mi>
              <mo stretchy="false">−</mo>
              <mi mathvariant="italic">distance</mi>
            </mrow>
            <mi mathvariant="italic">rayon</mi>
          </mfrac>
          <mo stretchy="false">∗</mo>
          <mn>5</mn>
        </mrow>
        <mn>100</mn>
      </mfrac>
    </mrow>
    <annotation encoding="StarMath 5.0">bonus = { rayon - distance } over { rayon } * { 5 } over { 100 }</annotation>
  </semantics>
</math>
</file>

<file path=Object 6/content.xml><?xml version="1.0" encoding="utf-8"?>
<math xmlns="http://www.w3.org/1998/Math/MathML" display="block">
  <semantics>
    <mrow>
      <mi mathvariant="italic">fatigue</mi>
      <mo stretchy="false">=</mo>
      <mrow>
        <mn>1</mn>
        <mo stretchy="false">−</mo>
        <mfrac>
          <mrow>
            <mrow>
              <mo fence="true" stretchy="false">(</mo>
              <mrow>
                <mfrac>
                  <mrow>
                    <msqrt>
                      <mfrac>
                        <mi mathvariant="italic">PV</mi>
                        <msub>
                          <mi mathvariant="italic">PV</mi>
                          <mi mathvariant="italic">max</mi>
                        </msub>
                      </mfrac>
                    </msqrt>
                    <mo stretchy="false">∗</mo>
                    <mi mathvariant="italic">endurance</mi>
                  </mrow>
                  <mrow>
                    <msub>
                      <mi mathvariant="italic">coup</mi>
                      <mi mathvariant="italic">donne</mi>
                    </msub>
                    <mo stretchy="false">+</mo>
                    <mi mathvariant="italic">endurance</mi>
                  </mrow>
                </mfrac>
              </mrow>
              <mo fence="true" stretchy="false">)</mo>
            </mrow>
            <mo stretchy="false">∗</mo>
            <mn>1</mn>
          </mrow>
          <mn>100</mn>
        </mfrac>
      </mrow>
    </mrow>
    <annotation encoding="StarMath 5.0">fatigue = 1- ( sqrt{{PV} over {PV_max}} * {endurance} over {coup_donne + endurance} ) * { 1 } over { 100 }</annotation>
  </semantics>
</math>
</file>

<file path=Object 7/content.xml><?xml version="1.0" encoding="utf-8"?>
<math xmlns="http://www.w3.org/1998/Math/MathML" display="block">
  <semantics>
    <mrow>
      <mi mathvariant="italic">bonus</mi>
      <mo stretchy="false">=</mo>
      <mfrac>
        <mrow>
          <mfrac>
            <mrow>
              <msub>
                <mi mathvariant="italic">temps</mi>
                <mi mathvariant="italic">monter</mi>
              </msub>
              <mo stretchy="false">−</mo>
              <mrow>
                <mn>2</mn>
                <mo stretchy="false">∗</mo>
                <mrow>
                  <mo fence="true" stretchy="true">|</mo>
                  <mrow>
                    <mrow>
                      <mi mathvariant="italic">temps</mi>
                      <mo stretchy="false">−</mo>
                      <msub>
                        <mi mathvariant="italic">temps</mi>
                        <mi mathvariant="italic">monter</mi>
                      </msub>
                    </mrow>
                  </mrow>
                  <mo fence="true" stretchy="true">|</mo>
                </mrow>
              </mrow>
            </mrow>
            <msub>
              <mi mathvariant="italic">temps</mi>
              <mi mathvariant="italic">monter</mi>
            </msub>
          </mfrac>
          <mo stretchy="false">∗</mo>
          <mn>5</mn>
        </mrow>
        <mn>100</mn>
      </mfrac>
    </mrow>
    <annotation encoding="StarMath 5.0">bonus = { temps_monter - 2*abs{temps - temps_monter} } over { temps_monter } * { 5 } over { 100 }</annotation>
  </semantics>
</math>
</file>